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ff594" officeooo:paragraph-rsid="001ff594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28086a" officeooo:paragraph-rsid="0028086a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1pt" fo:font-weight="normal" officeooo:rsid="0021be49" officeooo:paragraph-rsid="0021be49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2729b0" officeooo:paragraph-rsid="002729b0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rsid="0028086a" officeooo:paragraph-rsid="00299c55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28086a" officeooo:paragraph-rsid="002a17c5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29de8c" officeooo:paragraph-rsid="0029de8c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2a96cc" officeooo:paragraph-rsid="002a96cc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paragraph-rsid="002a96cc" style:font-size-asian="11pt" style:font-size-complex="11pt"/>
    </style:style>
    <style:style style:name="P10" style:family="paragraph" style:parent-style-name="Standard">
      <style:text-properties fo:font-size="12pt" fo:font-weight="bold" officeooo:rsid="0025ed7e" officeooo:paragraph-rsid="0025ed7e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20fdba" officeooo:paragraph-rsid="0020fdba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2729b0" officeooo:paragraph-rsid="002729b0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28086a" officeooo:paragraph-rsid="0028086a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2a17c5" officeooo:paragraph-rsid="002a17c5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2a96cc" officeooo:paragraph-rsid="002a96cc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1pt" fo:font-weight="normal" officeooo:rsid="0029de8c" officeooo:paragraph-rsid="0029de8c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rsid="002eafd7" officeooo:paragraph-rsid="002eafd7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2pt" fo:font-weight="bold" officeooo:rsid="002eafd7" officeooo:paragraph-rsid="002eafd7" style:font-size-asian="12pt" style:font-weight-asian="bold" style:font-size-complex="12pt" style:font-weight-complex="bold"/>
    </style:style>
    <style:style style:name="T1" style:family="text">
      <style:text-properties officeooo:rsid="0020fdba"/>
    </style:style>
    <style:style style:name="T2" style:family="text">
      <style:text-properties officeooo:rsid="0021be49"/>
    </style:style>
    <style:style style:name="T3" style:family="text">
      <style:text-properties officeooo:rsid="0025ed7e"/>
    </style:style>
    <style:style style:name="T4" style:family="text">
      <style:text-properties officeooo:rsid="0028086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9c55" style:font-style-asian="italic" style:font-style-complex="italic"/>
    </style:style>
    <style:style style:name="T7" style:family="text">
      <style:text-properties fo:font-style="italic" officeooo:rsid="002a17c5" style:font-style-asian="italic" style:font-style-complex="italic"/>
    </style:style>
    <style:style style:name="T8" style:family="text">
      <style:text-properties fo:font-style="italic" officeooo:rsid="002ceb69" style:font-style-asian="italic" style:font-style-complex="italic"/>
    </style:style>
    <style:style style:name="T9" style:family="text">
      <style:text-properties officeooo:rsid="00299c55"/>
    </style:style>
    <style:style style:name="T10" style:family="text">
      <style:text-properties officeooo:rsid="002a17c5"/>
    </style:style>
    <style:style style:name="T11" style:family="text">
      <style:text-properties fo:color="#000000" style:font-name="Liberation Serif" fo:font-style="italic" fo:background-color="transparent" loext:char-shading-value="0" style:font-style-asian="italic" style:font-style-complex="italic"/>
    </style:style>
    <style:style style:name="T12" style:family="text">
      <style:text-properties fo:color="#000000" style:font-name="Liberation Serif" fo:font-style="italic" officeooo:rsid="002a96cc" fo:background-color="transparent" loext:char-shading-value="0" style:font-style-asian="italic" style:font-style-complex="italic"/>
    </style:style>
    <style:style style:name="T13" style:family="text">
      <style:text-properties fo:color="#000000" style:font-name="Liberation Serif" fo:font-style="normal" officeooo:rsid="002a96cc" fo:background-color="transparent" loext:char-shading-value="0" style:font-style-asian="normal" style:font-style-complex="normal"/>
    </style:style>
    <style:style style:name="T14" style:family="text">
      <style:text-properties officeooo:rsid="002a96cc" style:font-weight-asian="normal" style:font-weight-complex="normal"/>
    </style:style>
    <style:style style:name="T15" style:family="text">
      <style:text-properties officeooo:rsid="002ceb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chniki internetowe 2020</text:p>
      <text:p text:style-name="P1">Projekt 1 – <text:span text:style-name="T1">Drzewo BST</text:span></text:p>
      <text:p text:style-name="P1">Dokumentacja</text:p>
      <text:p text:style-name="P1">Jan Zajda</text:p>
      <text:p text:style-name="P1"/>
      <text:p text:style-name="P11">Krótki opis <text:span text:style-name="T2">projektu</text:span></text:p>
      <text:p text:style-name="P3">Projekt pozwala na tworzenie drzewa BST(Binary-Search-Tree), poprzez dodawanie podanych przez użytkownika wartości w kolejnych węzłach. Wartości te muszą być liczbami całkowitymi – w przeciwnym razie zostanie wypisany stosowny komunikat. Po podaniu poprawnej wartości animacja przedstawia kolejne porównania i ostatecznie dodawanie węzła jako nowy liść do drzewa. Animacja w miarę rozrostu drzewa będzie się skalowała, aby drzewo było całkowicie widoczne. Dla zwiększenia czytelności po najechaniu na węzeł powiększy się <text:span text:style-name="T3">on, </text:span>co sprawi, że zapisana w nim wartość będzie lepiej widoczna. Dodatkowe przyciski pozwalają na usunięcie drzewa lub wyświetlenie krótkiej instrukcji. <text:s/></text:p>
      <text:p text:style-name="P3"/>
      <text:p text:style-name="P10">Jezyk html</text:p>
      <text:p text:style-name="P4">W ramach języka html wykorzystano między innymi takie elementy jak “<text:span text:style-name="T5">&lt;header&gt;</text:span>”, “<text:span text:style-name="T5">&lt;nav&gt;</text:span>”, “<text:span text:style-name="T5">&lt;article&gt;</text:span>”. Po naciśnięciu na węzeł odtwarza się przykładowy dzwięk dzięki elementowi “<text:span text:style-name="T5">&lt;audio&gt;</text:span>”.</text:p>
      <text:p text:style-name="P4"/>
      <text:p text:style-name="P12">Grafika w projekcie</text:p>
      <text:p text:style-name="P4">W projekci<text:span text:style-name="T4">e</text:span> do tworzenia animacji wykorzystano grafikę SVG. <text:span text:style-name="T4">Przy jej pomocy dynamicznie generowane są takie obiekty jak “circle”, “line” oraz “text”. </text:span></text:p>
      <text:p text:style-name="P4"/>
      <text:p text:style-name="P13">JavaScript w projekcie</text:p>
      <text:p text:style-name="P5">Serce projektu stanowi język JavaScript, którego kod został dla zwiększania czytelności podzielony na kilka plików. Drzewo oraz jego węzły są reprezentowane przez oddzielne klasy. Do dynamicznego generowania grafiki SVG i wyświetlania komunikatów wykorzystano “<text:span text:style-name="T5">getElementById</text:span>” oraz “<text:span text:style-name="T5">innerHTML</text:span>”. Przy tworzeniu animacji użyto “<text:span text:style-name="T5">setTimeout</text:span>”, a przy wyświetlaniu instrukcji <text:span text:style-name="T9">obsługi </text:span>“<text:span text:style-name="T5">setInterval</text:span>” <text:span text:style-name="T9">i “</text:span><text:span text:style-name="T6">style.display</text:span><text:span text:style-name="T9">”.</text:span></text:p>
      <text:p text:style-name="P7">Przy obsłudze zdarzeń skorzystano z funkcjonalności “<text:span text:style-name="T5">onMouseOver</text:span>”, “<text:span text:style-name="T5">onClick</text:span>” <text:span text:style-name="T15">i “</text:span><text:span text:style-name="T8">onLoad</text:span><text:span text:style-name="T15">”</text:span>.</text:p>
      <text:p text:style-name="P7"/>
      <text:p text:style-name="P18">Web Workers</text:p>
      <text:p text:style-name="P17">W projekcie nie znaleziono odpowiedniego miejsca na użycie tej technologii, więc została wykorzystana tylko pokazowo przy ponownym ustawianiu zresetowanych parametrów.</text:p>
      <text:p text:style-name="P17"/>
      <text:p text:style-name="P14">Walidacja projektu</text:p>
      <text:p text:style-name="P6"><text:span text:style-name="T10">Działanie projektu przetestowano na przeglądarkach Google Chrome, Mozilla Firefox oraz Microsoft Edge, zarówno w wersji na serwerze Pascal jak i na chmurze IBMCloud. Na stronie </text:span><text:span text:style-name="T7">validator.w3c.org</text:span><text:span text:style-name="T10"> walidację poprawnie przechodzi zarówno plik HTML jak i CSS.</text:span></text:p>
      <text:p text:style-name="P6"/>
      <text:p text:style-name="P15">Uwagi</text:p>
      <text:p text:style-name="P9"><text:span text:style-name="T14">Jako przykładowy dzwięk wykorzystano plik </text:span><text:span text:style-name="T11">Click2-Seb</text:span><text:span text:style-name="T12">as</text:span><text:span text:style-name="T11">tian-759472264.mp3 </text:span><text:span text:style-name="T13">ze strony</text:span><text:span text:style-name="T12"> http://soundbible.com/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2T18:42:56.703339237</meta:creation-date>
    <dc:date>2021-01-05T13:47:11.168862035</dc:date>
    <meta:editing-duration>PT46M4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282" meta:character-count="2208" meta:non-whitespace-character-count="1940"/>
  </office:meta>
</office:document-meta>
</file>